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Table_20_End_20_Date">
      <style:text-properties officeooo:rsid="00bfa63a" officeooo:paragraph-rsid="00bfa63a"/>
    </style:style>
    <style:style style:name="P11" style:family="paragraph" style:parent-style-name="Table_20_End_20_Date">
      <style:text-properties officeooo:rsid="00c1729d" officeooo:paragraph-rsid="00c1729d"/>
    </style:style>
    <style:style style:name="P12" style:family="paragraph" style:parent-style-name="Table_20_End_20_Date">
      <style:text-properties officeooo:rsid="00c870b3" officeooo:paragraph-rsid="00c870b3"/>
    </style:style>
    <style:style style:name="P13" style:family="paragraph" style:parent-style-name="Table_20_Text">
      <style:text-properties officeooo:paragraph-rsid="00bfa63a"/>
    </style:style>
    <style:style style:name="P14" style:family="paragraph" style:parent-style-name="Table_20_Text">
      <style:text-properties officeooo:paragraph-rsid="00c1729d"/>
    </style:style>
    <style:style style:name="P15" style:family="paragraph" style:parent-style-name="Table_20_Text">
      <style:text-properties fo:font-style="italic" style:font-style-asian="italic" style:font-style-complex="italic"/>
    </style:style>
    <style:style style:name="P16" style:family="paragraph" style:parent-style-name="Table_20_Text">
      <style:text-properties fo:font-style="italic" officeooo:paragraph-rsid="00c1729d" style:font-style-asian="italic" style:font-style-complex="italic"/>
    </style:style>
    <style:style style:name="P17" style:family="paragraph" style:parent-style-name="Table_20_Start_20_Date">
      <style:paragraph-properties fo:text-align="end" style:justify-single-word="false"/>
      <style:text-properties style:font-name="Gill Sans" officeooo:paragraph-rsid="00c870b3"/>
    </style:style>
    <style:style style:name="P18" style:family="paragraph" style:parent-style-name="Table_20_Subheading">
      <style:text-properties fo:font-style="normal" style:font-style-asian="normal" style:font-style-complex="normal"/>
    </style:style>
    <style:style style:name="P19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P20" style:family="paragraph" style:parent-style-name="Table_20_Contents">
      <style:paragraph-properties fo:text-align="end" style:justify-single-word="false"/>
      <style:text-properties style:font-name="Gill Sans"/>
    </style:style>
    <style:style style:name="P21" style:family="paragraph" style:parent-style-name="Table_20_Text">
      <style:text-properties fo:font-style="italic" style:font-style-asian="italic" style:font-style-complex="italic"/>
    </style:style>
    <style:style style:name="P22" style:family="paragraph" style:parent-style-name="Table_20_Text">
      <style:text-properties style:font-name="Joanna Nova" fo:font-style="italic" officeooo:rsid="00cd5efe" officeooo:paragraph-rsid="00cd5efe" style:font-style-asian="italic" style:font-style-complex="italic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text-position="-2% 100%" style:font-name="Ringside Regular" fo:font-size="14pt" fo:font-weight="250" officeooo:rsid="00ba5a0c" style:font-name-asian="PingFang SC" style:font-size-asian="14pt" style:font-weight-asian="bold" style:font-name-complex="Arial Unicode MS" style:font-size-complex="14pt" style:font-weight-complex="bold"/>
    </style:style>
    <style:style style:name="T3" style:family="text">
      <style:text-properties style:font-name="Joanna Nova" officeooo:rsid="00844c8f"/>
    </style:style>
    <style:style style:name="T4" style:family="text">
      <style:text-properties style:font-name="Joanna Nova" officeooo:rsid="00981570"/>
    </style:style>
    <style:style style:name="T5" style:family="text">
      <style:text-properties style:font-name="Joanna Nova" officeooo:rsid="00a5f0c5"/>
    </style:style>
    <style:style style:name="T6" style:family="text">
      <style:text-properties style:font-name="Joanna Nova" officeooo:rsid="00c2c272"/>
    </style:style>
    <style:style style:name="T7" style:family="text">
      <style:text-properties officeooo:rsid="009b1198"/>
    </style:style>
    <style:style style:name="T8" style:family="text">
      <style:text-properties officeooo:rsid="00a7ae10"/>
    </style:style>
    <style:style style:name="T9" style:family="text">
      <style:text-properties fo:text-transform="uppercase" style:text-position="-3% 100%" style:font-name="Ringside Regular" fo:font-size="10pt" fo:font-weight="250" officeooo:rsid="00bdc560" style:font-weight-asian="normal" style:font-weight-complex="normal"/>
    </style:style>
    <style:style style:name="T10" style:family="text">
      <style:text-properties officeooo:rsid="00c03b93"/>
    </style:style>
    <style:style style:name="T11" style:family="text">
      <style:text-properties officeooo:rsid="00c5a2eb"/>
    </style:style>
    <style:style style:name="T12" style:family="text">
      <style:text-properties officeooo:rsid="00c870b3"/>
    </style:style>
    <style:style style:name="T13" style:family="text">
      <style:text-properties officeooo:rsid="00cd3ace"/>
    </style:style>
    <style:style style:name="T14" style:family="text">
      <style:text-properties officeooo:rsid="00ce869a"/>
    </style:style>
    <style:style style:name="T15" style:family="text">
      <style:text-properties style:font-name="Gill Sans" officeooo:rsid="00cd5e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Eric Bréchemier<text:span text:style-name="T1"><text:line-break/></text:span><text:span text:style-name="T2">linkedin@eric.brechemier.name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66690816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2">202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6">Instructional Design workshops for creation from Kadenze Academy</text:p>
          </table:table-cell>
        </table:table-row>
        <table:table-row table:style-name="TableLine105553166780928">
          <table:table-cell table:style-name="Table1.A1" office:value-type="string">
            <text:p text:style-name="P17">20<text:span text:style-name="T12">21</text:span>–</text:p>
          </table:table-cell>
          <table:table-cell table:style-name="Table1.A1" office:value-type="string">
            <text:p text:style-name="P11">202<text:span text:style-name="T12">2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6">Art <text:span text:style-name="T6">A</text:span>mbassador for Art Explora <text:span text:style-name="T11">foundation </text:span>and the Louvre museum</text:p>
          </table:table-cell>
        </table:table-row>
        <table:table-row table:style-name="TableLine1055531667806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4">Tester of art history platform Art Explora Academy</text:p>
          </table:table-cell>
        </table:table-row>
        <table:table-row table:style-name="TableLine1055531667791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5">Instructional Design Certificate from Connie Malamed Master Class</text:p>
          </table:table-cell>
        </table:table-row>
        <table:table-row table:style-name="TableLine10555316863718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5">Digital Learning Manager Certificate from LearnAssembly</text:p>
          </table:table-cell>
        </table:table-row>
        <table:table-row table:style-name="TableLine105553168638976">
          <table:table-cell table:style-name="Table1.A1" office:value-type="string">
            <text:p text:style-name="Table_20_Start_20_Date">since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5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68633344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<text:span text:style-name="T15">2</text:span>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22">Graphic Design Courses from EDAA through distance learning</text:p>
          </table:table-cell>
        </table:table-row>
        <table:table-row table:style-name="TableLine105553168633344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5"><text:span text:style-name="T4">Discovering </text:span><text:span text:style-name="T5">&amp;</text:span><text:span text:style-name="T4"> Teaching Graphic Design</text:span> <text:span text:style-name="T7">Certificate </text:span>from CNAP<text:span text:style-name="T8"> on Fun</text:span></text:p>
          </table:table-cell>
        </table:table-row>
        <table:table-row table:style-name="TableLine105553168313344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5">Visual Communication Evening Class from EPSAA in Paris</text:p>
          </table:table-cell>
        </table:table-row>
        <table:table-row table:style-name="TableLine10555316830720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5">Graphic Design Specialization from CalArts on Coursera</text:p>
          </table:table-cell>
        </table:table-row>
        <table:table-row table:style-name="TableLine10555316831539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168318720"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5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68323328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3">Software Engineer<text:span text:style-name="T10">, Technical Trainer &amp; Project Manager</text:span></text:p>
          </table:table-cell>
        </table:table-row>
        <table:table-row table:style-name="TableLine105553167851520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67995136">
                <table:table-cell table:style-name="SoftwareEngineer.A1" office:value-type="string">
                  <text:p text:style-name="P18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67782144">
                <table:table-cell table:style-name="SoftwareEngineer.A1" office:value-type="string">
                  <text:p text:style-name="P18">p<text:span text:style-name="T9">rinting</text:span>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67790848">
                <table:table-cell table:style-name="SoftwareEngineer.A1" office:value-type="string">
                  <text:p text:style-name="P18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67784192">
                <table:table-cell table:style-name="SoftwareEngineer.A1" office:value-type="string">
                  <text:p text:style-name="P18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67790080">
                <table:table-cell table:style-name="SoftwareEngineer.A1" office:value-type="string">
                  <text:p text:style-name="P18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67789056">
                <table:table-cell table:style-name="SoftwareEngineer.A1" office:value-type="string">
                  <text:p text:style-name="P18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67788800">
                <table:table-cell table:style-name="SoftwareEngineer.A1" office:value-type="string">
                  <text:p text:style-name="P18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6784384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>Video Games <text:span text:style-name="T3">&amp;</text:span> Interactive Media Master<text:span text:style-name="T13">'s</text:span> Degree from CNAM-ENJMIN</text:p>
          </table:table-cell>
        </table:table-row>
        <table:table-row table:style-name="TableLine105553167855104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>Software Engineer<text:span text:style-name="T14">ing</text:span> Master<text:span text:style-name="T13">'s</text:span> Degree from 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2-10-10T14:31:47.662776097</dc:date>
    <meta:editing-duration>PT5H9M57S</meta:editing-duration>
    <meta:editing-cycles>161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4" meta:word-count="162" meta:character-count="1151" meta:non-whitespace-character-count="1041"/>
  </office:meta>
</office:document-meta>
</file>